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.5562496mm" fo:page-width="4.23333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round" svg:stroke-opacity="100.0%" svg:stroke-width="0.26458332mm"/>
    </style:style>
    <style:style style:family="graphic" style:name="style-3">
      <style:graphic-properties draw:fill="none" draw:stroke="solid" svg:stroke-color="#000000" draw:stroke-linejoin="round" svg:stroke-opacity="100.0%" svg:stroke-width="0.26458332mm"/>
    </style:style>
    <style:style style:family="graphic" style:name="style-4">
      <style:graphic-properties draw:fill="none" draw:stroke="solid" svg:stroke-color="#000000" draw:stroke-linejoin="round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0.0 0.0 L 264.5833 0.0" svg:height="0.0mm" draw:style-name="style-2" svg:viewBox="0.0 0.0 264.5833 1.0" svg:width="2.6458333mm" svg:x="1.4552083mm" svg:y="0.13229166mm"/>
            <draw:path svg:d="M 0.0 0.0 L 0.0 396.8748" svg:height="3.9687479mm" draw:style-name="style-3" svg:viewBox="0.0 0.0 1.0 396.8748" svg:width="0.0mm" svg:x="2.7781248mm" svg:y="0.13229166mm"/>
            <draw:path svg:d="M 264.5833 0.0 C 264.5833 73.0626 205.35426 132.29166 132.29166 132.29166 C 59.22906 132.29166 0.0 73.0626 0.0 0.0" svg:height="1.3229166mm" draw:style-name="style-4" svg:viewBox="0.0 0.0 264.5833 132.29166" svg:width="2.6458333mm" svg:x="0.13229166mm" svg:y="4.1010404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.5562496mm" fo:page-width="4.23333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